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ベテランメイド
「メイドなら根性見せなさい！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トイレっ、トイレ行かせてくださいっ！！
　せんぱい・・・っ　おねがい・・・も、もう・・・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わたし・・・っ、もう、がまんが・・・っ　ぁ、ぁ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そんなにみっともなくもじもじしちゃって！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あなたにはお説教が必要ね！　そこに
　直りなさい！（ﾊｧﾊｧ）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そんなっ、もう、おしっこ・・・でちゃいますっ！
　お願いですから・・・もう、させて・・・くださいっ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む、むり・・・もうっ、だめ・・・むりっ、げ、げん
　・・・かい・・・ぃ・・・だ・・・め・・・ぇ・・・っ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いやぁ・・・ふえええん・・・////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（っしゃああああああぁぁぁっ！！！！）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あらあら！　あなたって娘は、もう！（ガン見）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仕方ないわね！　王宮内で粗相しちゃう
　困ったちゃんのおしっこ、私がおかたずけ
　してあげるからバケツと雑巾持ってらっしゃい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ううう・・・ぐすんっ////」</text:p>
          </table:table-cell>
          <table:table-cell table:number-columns-repeated="1023"/>
        </table:table-row>
        <table:table-row>
          <table:table-cell table:style-name="ce0" office:value-type="string">
            <text:p>熱々のおしっこだ。　最後にトイレを
済ませてから、かなりの時間が経っていると
見え、とっても色が濃い。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こら！　お掃除中よ！」
新人メイド
「み、見ないでくださいぃーー！！////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（おしっこ・・・あったかい♪ﾊｧﾊｧ）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（・・・な、なんだろう・・・なんか、こういうの
　・・・キモチいい・・・かも////）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9+02:00</meta:creation-date>
    <dc:date>2019-10-06T10:58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